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adornments="Lodia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  <style:font-face style:name="TimesNewRomanPS-BoldItalicMT" svg:font-family="TimesNewRomanPS-BoldItalicMT"/>
    <style:font-face style:name="TimesNewRomanPS-ItalicMT" svg:font-family="TimesNewRomanPS-Italic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3" fo:font-size="12pt" fo:language="zxx" fo:country="none" fo:font-style="italic" style:font-name-asian="Andale Sans UI" style:font-size-asian="12pt" style:language-asian="zxx" style:country-asian="none" style:font-style-asian="italic" style:font-name-complex="Times New Roman3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3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3" fo:font-size="12pt" fo:language="zxx" fo:country="none" fo:font-style="italic" style:font-name-asian="Andale Sans UI" style:font-size-asian="12pt" style:language-asian="zxx" style:country-asian="none" style:font-style-asian="italic" style:font-name-complex="Times New Roman3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3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1" fo:font-size="11.5pt" fo:language="none" fo:country="none" fo:font-style="italic" style:font-name-asian="Times New Roman1" style:font-size-asian="11.5pt" style:language-asian="none" style:country-asian="none" style:font-style-asian="italic" style:font-name-complex="Times New Roman1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3" fo:font-size="12pt" fo:language="none" fo:country="none" fo:font-style="italic" style:font-name-asian="Andale Sans UI" style:font-size-asian="12pt" style:language-asian="none" style:country-asian="none" style:font-style-asian="italic" style:font-name-complex="Times New Roman3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3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1" style:family="table-cell" style:parent-style-name="Default">
      <style:text-properties style:font-name="Times New Roman3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color="#000000"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3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3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3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font-style="italic" style:font-name-asian="Times New Roman2" style:font-size-asian="12pt" style:font-style-asian="italic" style:font-name-complex="Times New Roman2" style:font-size-complex="12pt" style:font-style-complex="italic"/>
    </style:style>
    <style:style style:name="ce23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2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3" fo:font-size="12pt" fo:language="none" fo:country="none" fo:font-style="italic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3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2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2" style:font-size-asian="12pt" style:language-asian="none" style:country-asian="none" style:font-style-asian="italic" style:font-name-complex="Times New Roman2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2" fo:font-size="12pt" fo:language="none" fo:country="none" fo:font-style="italic" fo:font-weight="bold" style:font-name-asian="Times New Roman2" style:font-size-asian="12pt" style:language-asian="none" style:country-asian="none" style:font-style-asian="italic" style:font-weight-asian="bold" style:font-name-complex="Times New Roman2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3" fo:font-size="12pt" fo:language="none" fo:country="none" fo:font-style="italic" fo:font-weight="bold" style:font-name-asian="Times New Roman2" style:font-size-asian="12pt" style:language-asian="none" style:country-asian="none" style:font-style-asian="italic" style:font-weight-asian="bold" style:font-name-complex="Times New Roman2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3" fo:font-size="12pt" fo:language="none" fo:country="none" fo:font-style="italic" fo:font-weight="normal" style:font-name-asian="Times New Roman2" style:font-size-asian="12pt" style:language-asian="none" style:country-asian="none" style:font-style-asian="italic" style:font-weight-asian="normal" style:font-name-complex="Times New Roman2" style:font-size-complex="12pt" style:language-complex="none" style:country-complex="none" style:font-style-complex="italic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Times New Roman3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3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3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3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1" style:family="table-cell" style:parent-style-name="Default">
      <style:text-properties style:font-name="Times New Roman3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3" fo:font-size="12pt" fo:language="none" fo:country="none" style:font-name-asian="Segoe UI" style:font-size-asian="12pt" style:language-asian="none" style:country-asian="none" style:font-name-complex="Times New Roman2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3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Times New Roman3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style:font-name="Times New Roman3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3" fo:font-size="12pt" style:font-name-asian="Times New Roman2" style:font-name-complex="Times New Roman2" style:font-size-asian="12pt" style:font-size-complex="12pt"/>
    </style:style>
    <style:style style:name="T8" style:family="text">
      <style:text-properties style:font-name="Times New Roman3" fo:font-size="12pt" style:font-name-asian="Times New Roman2" style:font-name-complex="Times New Roman2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color="#000000" style:font-name="Times New Roman3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style:font-name="Times New Roman3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3" fo:font-size="12pt" style:font-size-asian="12pt" style:font-size-complex="12pt"/>
    </style:style>
    <style:style style:name="T15" style:family="text">
      <style:text-properties style:font-name="Times New Roman3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3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3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3" fo:font-size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3" fo:font-size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 style:use-window-font-color="true"/>
    </style:style>
    <style:style style:name="T21" style:family="text">
      <style:text-properties style:letter-kerning="true" style:font-name="Times New Roman3" fo:font-size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2" style:family="text">
      <style:text-properties style:font-name="Times New Roman3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3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27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/>
    </style:style>
    <style:style style:name="T28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2"/>
    </style:style>
    <style:style style:name="T31" style:family="text">
      <style:text-properties style:font-name="Times New Roman2"/>
    </style:style>
    <style:style style:name="T32" style:family="text">
      <style:text-properties style:letter-kerning="true" style:font-name="Times New Roman3" fo:font-size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3" style:font-weight-asian="normal" style:font-weight-complex="normal" style:font-style-asian="italic" style:font-style-complex="italic"/>
    </style:style>
    <style:style style:name="T34" style:family="text">
      <style:text-properties style:font-name="Times New Roman3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name-asian="Times New Roman2" style:font-name-complex="Times New Roman2" style:font-weight-asian="bold" style:font-weight-complex="bold"/>
    </style:style>
    <style:style style:name="T36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 New Roman2" style:font-name-complex="Times New Roman2"/>
    </style:style>
    <style:style style:name="T37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3"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3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3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2" fo:font-weight="bold" style:font-weight-asian="bold" style:font-weight-complex="bold"/>
    </style:style>
    <style:style style:name="T48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/>
    </style:style>
    <style:style style:name="T49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3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3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3" style:font-style-asian="italic" style:font-style-complex="italic" style:use-window-font-color="true"/>
    </style:style>
    <style:style style:name="T53" style:family="text">
      <style:text-properties fo:font-weight="bold" fo:font-style="italic" style:font-weight-asian="bold" style:font-weight-complex="bold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57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58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59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0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1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2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3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4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65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66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67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 style:font-name="Times New Roman3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9" style:family="text">
      <style:text-properties fo:color="#000000" style:font-name="Times New Roman3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70" style:family="text">
      <style:text-properties fo:color="#000000" style:font-name="Times New Roman3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71" style:family="text">
      <style:text-properties style:font-name="Times New Roman3"/>
    </style:style>
    <style:style style:name="T72" style:family="text">
      <style:text-properties style:font-name="Times New Roman3" fo:font-weight="bold" style:font-weight-asian="bold" style:font-weight-complex="bold"/>
    </style:style>
    <style:style style:name="T73" style:family="text">
      <style:text-properties fo:color="#000000" style:font-name="Times New Roman3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74" style:family="text">
      <style:text-properties fo:color="#000000" style:font-name="Times New Roman3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75" style:family="text">
      <style:text-properties fo:color="#000000" style:font-name="Times New Roman3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76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77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78" style:family="text">
      <style:text-properties fo:color="#000000" style:font-name="Times New Roman3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79" style:family="text">
      <style:text-properties fo:color="#000000" style:font-name="Times New Roman3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80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81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82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83" style:family="text">
      <style:text-properties fo:color="#000000" style:font-name="Times New Roman3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84" style:family="text">
      <style:text-properties fo:color="#000000" style:font-name-asian="Times" style:font-name-complex="Times" fo:font-style="italic" style:font-style-asian="italic" style:font-style-complex="italic" style:font-name="Times New Roman3" fo:font-size="12pt" style:font-size-asian="12pt" style:font-size-complex="12pt"/>
    </style:style>
    <style:style style:name="T85" style:family="text">
      <style:text-properties fo:color="#000000" style:font-name-asian="Times" style:font-name-complex="Times" fo:font-style="italic" style:font-style-asian="italic" style:font-style-complex="italic" style:font-name="Times New Roman3" fo:font-size="12pt" style:font-size-asian="12pt" style:font-size-complex="12pt" fo:font-weight="bold" style:font-weight-asian="bold" style:font-weight-complex="bold"/>
    </style:style>
    <style:style style:name="T8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87" style:family="text">
      <style:text-properties style:font-name-asian="Times New Roman2" style:font-name-complex="Times New Roman2"/>
    </style:style>
    <style:style style:name="T88" style:family="text">
      <style:text-properties style:font-name-asian="Times New Roman2" style:font-name-complex="Times New Roman2" fo:font-weight="bold" style:font-weight-asian="bold" style:font-weight-complex="bold"/>
    </style:style>
    <style:style style:name="T89" style:family="text">
      <style:text-properties style:font-name="Times New Roman3" fo:font-size="12pt" fo:font-style="italic" style:font-name-asian="Times New Roman2" style:font-name-complex="Times New Roman2" style:font-size-asian="12pt" style:font-size-complex="12pt" style:font-style-asian="italic" style:font-style-complex="italic"/>
    </style:style>
    <style:style style:name="T90" style:family="text">
      <style:text-properties style:font-name="Times New Roman3" fo:font-size="12pt" fo:font-style="italic" style:font-name-asian="Times New Roman2" style:font-name-complex="Times New Roman2" style:font-size-asian="12pt" style:font-size-complex="12pt" style:font-style-asian="italic" style:font-style-complex="italic" fo:font-weight="bold" style:font-weight-asian="bold" style:font-weight-complex="bold"/>
    </style:style>
    <style:style style:name="T91" style:family="text">
      <style:text-properties fo:font-size="12pt" fo:font-style="italic" style:font-name-asian="Times New Roman2" style:font-name-complex="Times New Roman2" style:font-size-asian="12pt" style:font-size-complex="12pt" style:font-style-asian="italic" style:font-style-complex="italic"/>
    </style:style>
    <style:style style:name="T92" style:family="text">
      <style:text-properties fo:font-size="12pt" fo:font-style="italic" style:font-name-asian="Times New Roman2" style:font-name-complex="Times New Roman2" style:font-size-asian="12pt" style:font-size-complex="12pt" style:font-style-asian="italic" style:font-style-complex="italic" fo:font-weight="bold" style:font-weight-asian="bold" style:font-weight-complex="bold"/>
    </style:style>
    <style:style style:name="T93" style:family="text">
      <style:text-properties style:font-name="Times New Roman3" fo:font-size="12pt" style:font-name-asian="Times New Roman2" style:font-name-complex="Times New Roman2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94" style:family="text">
      <style:text-properties style:font-name="Times New Roman3" fo:font-size="12pt" style:font-name-asian="Times New Roman2" style:font-name-complex="Times New Roman2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95" style:family="text">
      <style:text-properties fo:font-size="12pt" fo:font-weight="bold" fo:font-style="italic" style:font-name-asian="Times New Roman2" style:font-name-complex="Times New Roman2" style:font-size-asian="12pt" style:font-size-complex="12pt" style:font-weight-asian="bold" style:font-weight-complex="bold" style:font-style-asian="italic" style:font-style-complex="italic"/>
    </style:style>
    <style:style style:name="T96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97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98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0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01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02" style:family="text">
      <style:text-properties style:font-name="Times New Roman3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3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4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5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07" style:family="text">
      <style:text-properties style:font-name="Times New Roman3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0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09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10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11" style:family="text">
      <style:text-properties fo:font-size="12pt" fo:font-style="italic" style:font-size-asian="12pt" style:font-size-complex="12pt" style:font-style-asian="italic" style:font-style-complex="italic"/>
    </style:style>
    <style:style style:name="T112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2" style:font-name-complex="Times New Roman2" style:font-weight-asian="bold" style:font-weight-complex="bold"/>
    </style:style>
    <style:style style:name="T113" style:family="text">
      <style:text-properties style:font-name="Times New Roman2" fo:font-size="12pt" fo:font-weight="bold" fo:font-style="italic" style:font-name-asian="Times New Roman2" style:font-name-complex="Times New Roman2" style:font-size-asian="12pt" style:font-size-complex="12pt" style:font-weight-asian="bold" style:font-weight-complex="bold" style:font-style-asian="italic" style:font-style-complex="italic"/>
    </style:style>
    <style:style style:name="T114" style:family="text">
      <style:text-properties style:font-name="Times New Roman2" fo:font-size="12pt" fo:font-style="italic" style:font-name-asian="Times New Roman2" style:font-name-complex="Times New Roman2" style:font-size-asian="12pt" style:font-size-complex="12pt" style:font-style-asian="italic" style:font-style-complex="italic"/>
    </style:style>
    <style:style style:name="T115" style:family="text">
      <style:text-properties fo:font-weight="bold" style:font-name-asian="Times New Roman2" style:font-name-complex="Times New Roman2" style:font-weight-asian="bold" style:font-weight-complex="bold"/>
    </style:style>
    <style:style style:name="T116" style:family="text">
      <style:text-properties style:font-name="Times New Roman3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17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18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19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20" style:family="text">
      <style:text-properties style:font-name="Times New Roman3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2" style:font-name-complex="Times New Roman2"/>
    </style:style>
    <style:style style:name="T121" style:family="text">
      <style:text-properties style:font-name="Times New Roman3" fo:font-size="12pt" fo:font-style="italic" style:font-size-asian="12pt" style:font-size-complex="12pt" style:font-style-asian="italic" style:font-style-complex="italic" style:font-name-asian="Times New Roman2" style:font-name-complex="Times New Roman2" fo:font-weight="bold" style:font-weight-asian="bold" style:font-weight-complex="bold"/>
    </style:style>
    <style:style style:name="T122" style:family="text">
      <style:text-properties style:font-name="Times New Roman3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3" style:family="text">
      <style:text-properties style:font-name="Times New Roman3" fo:font-size="12pt" fo:font-style="italic" style:font-size-asian="12pt" style:font-size-complex="12pt" style:font-style-asian="italic" style:font-style-complex="italic" fo:font-weight="normal" style:font-name-asian="Times New Roman2" style:font-name-complex="Times New Roman2" style:font-weight-asian="normal" style:font-weight-complex="normal"/>
    </style:style>
    <style:style style:name="T124" style:family="text">
      <style:text-properties style:font-name="Times New Roman3" style:font-name-asian="Times New Roman3" style:font-name-complex="Times New Roman3"/>
    </style:style>
    <style:style style:name="T125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28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29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31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2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3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34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5" style:family="text">
      <style:text-properties style:font-name="Times New Roman3" fo:font-size="12pt" style:font-size-asian="12pt" style:font-size-complex="12pt" style:font-name-complex="Times New Roman3"/>
    </style:style>
    <style:style style:name="T136" style:family="text">
      <style:text-properties style:font-name="Times New Roman3" fo:font-size="12pt" style:font-size-asian="12pt" style:font-size-complex="12pt" style:font-name-complex="Times New Roman2"/>
    </style:style>
    <style:style style:name="T137" style:family="text">
      <style:text-properties style:font-name="Times New Roman3" fo:font-size="12pt" style:font-size-asian="12pt" style:font-size-complex="12pt" style:font-name-complex="Times New Roman3" fo:font-style="italic" style:font-style-complex="italic"/>
    </style:style>
    <style:style style:name="T138" style:family="text">
      <style:text-properties style:font-name="Times New Roman3" fo:font-size="12pt" style:font-size-asian="12pt" style:font-size-complex="12pt" style:font-name-complex="Times New Roman3" fo:font-style="normal" style:font-style-complex="normal"/>
    </style:style>
    <style:style style:name="T139" style:family="text">
      <style:text-properties style:font-name="Times New Roman3" fo:font-size="12pt" style:font-name-complex="Times New Roman3" style:font-size-asian="12pt" style:font-size-complex="12pt"/>
    </style:style>
    <style:style style:name="T140" style:family="text">
      <style:text-properties style:font-name="Times New Roman3" fo:font-style="italic" style:font-style-complex="italic"/>
    </style:style>
    <style:style style:name="T141" style:family="text">
      <style:text-properties style:font-name="Times New Roman3" fo:font-size="12pt" style:font-name-complex="Times New Roman3" style:font-size-asian="12pt" style:font-size-complex="12pt" fo:font-style="italic" style:font-style-complex="italic"/>
    </style:style>
    <style:style style:name="T142" style:family="text">
      <style:text-properties style:font-name="Times New Roman3" fo:font-size="12pt" style:font-size-asian="12pt" style:font-size-complex="12pt" fo:font-style="normal" style:font-style-complex="normal"/>
    </style:style>
    <style:style style:name="T143" style:family="text">
      <style:text-properties style:font-name="Times New Roman3" fo:font-size="12pt" style:font-size-asian="12pt" style:font-size-complex="12pt" fo:font-style="italic" style:font-style-complex="italic"/>
    </style:style>
    <style:style style:name="T144" style:family="text">
      <style:text-properties fo:font-size="12pt" style:font-size-asian="12pt" style:font-size-complex="12pt"/>
    </style:style>
    <style:style style:name="T145" style:family="text">
      <style:text-properties fo:font-size="12pt" style:font-size-asian="12pt" style:font-size-complex="12pt" fo:font-style="italic" style:font-style-complex="italic"/>
    </style:style>
    <style:style style:name="T146" style:family="text">
      <style:text-properties style:font-name="Times New Roman2" style:font-name-asian="Times New Roman2" style:font-name-complex="Times New Roman2"/>
    </style:style>
    <style:style style:name="T147" style:family="text">
      <style:text-properties style:font-name="Times New Roman3" style:font-name-complex="Times New Roman3"/>
    </style:style>
    <style:style style:name="T148" style:family="text">
      <style:text-properties style:font-name="Times New Roman3" style:font-name-complex="Times New Roman3" fo:font-style="italic" style:font-style-complex="italic"/>
    </style:style>
    <style:style style:name="T149" style:family="text">
      <style:text-properties style:font-name="Times New Roman3" style:font-name-complex="Times New Roman3" fo:font-weight="normal" fo:font-style="italic" fo:language="en" fo:country="US" style:font-weight-complex="normal" style:font-style-complex="italic"/>
    </style:style>
    <style:style style:name="T150" style:family="text">
      <style:text-properties style:font-name="Times New Roman3" style:font-name-complex="Times New Roman3" fo:font-weight="normal" fo:language="en" fo:country="US" style:font-weight-complex="normal" fo:font-style="normal" style:font-style-complex="normal"/>
    </style:style>
    <style:style style:name="T151" style:family="text">
      <style:text-properties style:font-name="Times New Roman3" style:font-name-complex="Times New Roman3" fo:font-weight="normal" fo:language="en" fo:country="US" style:font-weight-complex="normal" fo:font-style="italic" style:font-style-complex="italic"/>
    </style:style>
    <style:style style:name="T152" style:family="text">
      <style:text-properties style:font-name="Times New Roman3" style:font-name-complex="Times New Roman3" fo:font-weight="normal" fo:language="en" fo:country="US" style:font-weight-complex="normal" fo:font-style="normal" style:font-style-complex="normal" style:font-name-asian="Times New Roman2"/>
    </style:style>
    <style:style style:name="T153" style:family="text">
      <style:text-properties style:font-name-complex="Times New Roman3"/>
    </style:style>
    <style:style style:name="T154" style:family="text">
      <style:text-properties style:font-name-complex="Times New Roman2"/>
    </style:style>
    <style:style style:name="T155" style:family="text">
      <style:text-properties style:font-name-complex="Times New Roman3" fo:font-style="italic" style:font-style-complex="italic"/>
    </style:style>
    <style:style style:name="T156" style:family="text">
      <style:text-properties style:font-name-complex="Times New Roman3" fo:font-style="normal" style:font-style-complex="normal"/>
    </style:style>
    <style:style style:name="T157" style:family="text">
      <style:text-properties fo:font-size="12pt" style:font-name-complex="Times New Roman3" style:font-size-asian="12pt" style:font-size-complex="12pt"/>
    </style:style>
    <style:style style:name="T158" style:family="text">
      <style:text-properties fo:font-size="12pt" style:font-size-asian="12pt" style:font-size-complex="12pt" style:font-name-complex="Times New Roman2"/>
    </style:style>
    <style:style style:name="T159" style:family="text">
      <style:text-properties fo:font-size="12pt" style:font-size-asian="12pt" style:font-size-complex="12pt" style:font-name-complex="Times New Roman2" fo:font-style="italic" style:font-style-complex="italic"/>
    </style:style>
    <style:style style:name="T160" style:family="text">
      <style:text-properties fo:font-size="12pt" style:letter-kerning="true" fo:language="es" fo:country="ES" style:language-asian="zh" style:country-asian="CN" style:language-complex="hi" style:country-complex="IN" style:font-name-asian="Times New Roman2" style:font-name-complex="Times New Roman3" style:font-size-asian="12pt" style:font-size-complex="12pt"/>
    </style:style>
    <style:style style:name="T161" style:family="text">
      <style:text-properties fo:font-size="12pt" style:letter-kerning="true" fo:language="es" fo:country="ES" style:language-asian="zh" style:country-asian="CN" style:language-complex="hi" style:country-complex="IN" style:font-name-asian="Times New Roman2" style:font-name-complex="Times New Roman3" style:font-size-asian="12pt" style:font-size-complex="12pt" style:use-window-font-color="true" fo:font-style="italic" style:font-style-complex="italic"/>
    </style:style>
    <style:style style:name="T162" style:family="text">
      <style:text-properties fo:font-size="12pt" style:letter-kerning="true" fo:language="es" fo:country="ES" style:language-asian="zh" style:country-asian="CN" style:language-complex="hi" style:country-complex="IN" style:font-name-asian="Times New Roman2" style:font-name-complex="Times New Roman3" style:font-size-asian="12pt" style:font-size-complex="12pt" style:use-window-font-color="true"/>
    </style:style>
    <style:style style:name="T163" style:family="text">
      <style:text-properties style:font-name="Times New Roman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4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165" style:family="text">
      <style:text-properties style:font-name="Times New Roman3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</text:span><text:span text:style-name="T4">emona</text:span><text:span text:style-name="T5"> eta </text:span><text:span text:style-name="T4">otorgadua</text:span><text:span text:style-name="T5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3">cerucu sanctu eta sancta custiaj ta çuri aita goardaetaco erreguela tercera Sãt Frãciscuarẽ ordeacoa penitenciacoa ayta sanctu Nicolao laugarrenarẽ emona eta otorgadua, eta ayta sãtu sist lau garrenarẽ </text:span><text:span text:style-name="T4">aprovadua</text:span><text:span text:style-name="T5"> ta </text:span><text:span text:style-name="T4">cõfirmadua</text:span><text:span text:style-name="T5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6">enganatur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6">acusatu baguir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6">fundatu den</text:span> eliça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6">yçan redemitu</text:span> haren odol saynduyaz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6">preciatu cirad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6">ohoratu gu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6">cinhexi çaten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6">erranen dirate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125">(22) [prospective participle + </text:span><text:span text:style-name="T3">izan + te/ke</text:span><text:span text:style-name="T2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54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54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135">Bernat. 1980 </text:span><text:span text:style-name="T136">[1545]</text:span><text:span text:style-name="T135">. </text:span><text:span text:style-name="T137">Linguae vasconum primitiae</text:span><text:span text:style-name="T13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6">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6">il ninçan</text:span><text:span text:style-name="T12">, da aztu ninçan</text:span></text:p>
          </table:table-cell>
          <table:table-cell office:value-type="string" calcext:value-type="string">
            <text:p>Landuchio’s <text:span text:style-name="T54">Dictionarium linguae cantabricae</text:span> (1562)</text:p>
          </table:table-cell>
          <table:table-cell office:value-type="string" calcext:value-type="string">
            <text:p>Landuchio, Nicolao. 1958 [1562]. <text:span text:style-name="T5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6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6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6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6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6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6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6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6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6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6">duc</text:span> deabruaz gaizqui <text:span text:style-name="T6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6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54">ko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6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54">ahal</text:span>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6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6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6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6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6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6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6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6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6">substãtiatzen</text:span> eta conseruatzen <text:span text:style-name="T6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54">ahal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54">nahi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139">Leizarraga, Joanes. 1990 </text:span><text:span text:style-name="T136">[</text:span><text:span text:style-name="T135">1571</text:span><text:span text:style-name="T136">]</text:span><text:span text:style-name="T135">. </text:span><text:span text:style-name="T137">Iesus Christ gure iaunaren testamentu berria, Othoitza ecclesiasticoen forma,Catechismea, Kalendrera, ABC edo christinoen instructionea</text:span><text:span text:style-name="T13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6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71">Arriolabengoa, Julen. 2006. </text:span><text:span text:style-name="T140">Ibarguen-Cachopín kronika: Edizioa eta azterketa</text:span><text:span text:style-name="T71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139">Urkixo, Julio. 1919. </text:span><text:span text:style-name="T141">El refranero vasco</text:span><text:span text:style-name="T139">, vol. I: </text:span><text:span text:style-name="T141">Los refranes de Garibay</text:span><text:span text:style-name="T139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42">Betolazaren “Doctrina christiana”. </text:span><text:span text:style-name="T143">Euskera</text:span><text:span text:style-name="T14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6">Yzançan</text:span> <text:span text:style-name="T6">cruficicadua</text:span>, <text:span text:style-name="T6">hila</text:span> eta <text:span text:style-name="T6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42">Betolazaren “Doctrina christiana”. </text:span><text:span text:style-name="T143">Euskera</text:span><text:span text:style-name="T14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6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142">Betolazaren “Doctrina christiana”. </text:span><text:span text:style-name="T143">Euskera</text:span><text:span text:style-name="T142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6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44">Lakarra, Joseba A. 1996. </text:span><text:span text:style-name="T145">Refranes y sentencias (1596): Ikerketak eta edizioa</text:span><text:span text:style-name="T14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44">Lakarra, Joseba A. 1996. </text:span><text:span text:style-name="T145">Refranes y sentencias (1596): Ikerketak eta edizioa</text:span><text:span text:style-name="T14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44">Lakarra, Joseba A. 1996. </text:span><text:span text:style-name="T145">Refranes y sentencias (1596): Ikerketak eta edizioa</text:span><text:span text:style-name="T14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44">Lakarra, Joseba A. 1996. </text:span><text:span text:style-name="T145">Refranes y sentencias (1596): Ikerketak eta edizioa</text:span><text:span text:style-name="T14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144">Lakarra, Joseba A. 1996. </text:span><text:span text:style-name="T145">Refranes y sentencias (1596): Ikerketak eta edizioa</text:span><text:span text:style-name="T144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court transcript (1597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Conçebitu ninçan</text:span> maldadeetam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46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3">Jusga</text:span><text:span text:style-name="T54"> </text:span><text:span text:style-name="T55">çinçaenac</text:span><text:span text:style-name="T56"> vençutu çinçan</text:span></text:p>
          </table:table-cell>
          <table:table-cell office:value-type="string" calcext:value-type="string">
            <text:p><text:span text:style-name="T5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54">Karmel</text:span> 166, 37<text:span text:style-name="T146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6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6">condena</text:span> al <text:span text:style-name="T6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54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6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6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6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6">erregidu</text:span> cegati <text:span text:style-name="T6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6">direan</text:span> norteagaz <text:span text:style-name="T6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6">çan</text:span> utra <text:span text:style-name="T6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54">a</text:span><text:span text:style-name="T13">(</text:span><text:span text:style-name="T54">k</text:span><text:span text:style-name="T13">)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6">içango çara</text:span> justiciara <text:span text:style-name="T6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6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6">içan ninçan</text:span> amore minez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6">içan ninçan</text:span> ni <text:span text:style-name="T6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6">içan ninçan</text:span> us eguin baga <text:span text:style-name="T6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6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6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57">Çuen causaz arçaiten dogun azquero, çuec bere </text:span><text:span text:style-name="T58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59">Espilu arrtan </text:span><text:span text:style-name="T60">mira çatez </text:span><text:span text:style-name="T61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54">Lazarraga eskuizkribuaren edizioa eta azterketa</text:span>, vol. 2: <text:span text:style-name="T5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6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6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54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54">Nafarroco visorey jauna</text:span><text:span text:style-name="T13">[</text:span><text:span text:style-name="T54">c</text:span><text:span text:style-name="T13">]</text:span><text:span text:style-name="T54"> eta Corte eta Conselluan </text:span><text:span text:style-name="T55">vear</text:span><text:span text:style-name="T54"> </text:span><text:span text:style-name="T55">çuen juzgatu</text:span><text:span text:style-name="T56"> eta ez çuen governadorec eta juezec</text:span></text:p>
          </table:table-cell>
          <table:table-cell table:style-name="ce13" office:value-type="string" calcext:value-type="string">
            <text:p>Etxart-Ros letters (1616<text:span text:style-name="T12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4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3">Informatu niz</text:span><text:span text:style-name="T54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124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143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2">Bitartean, </text:span><text:span text:style-name="T63">obligatu naicen </text:span><text:span text:style-name="T64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39">Krajewska, Dorota, Eneko Zuloaga, Ekaitz Santazilia, Borja Ariztimuño, Oxel Uribe-Etxebarria &amp; Urtzi Reguero. 2017. </text:span><text:span text:style-name="T141">Esteve Materraren Do(c)trina Christiana (1617 &amp; 1623): edizioa eta azterketa</text:span><text:span text:style-name="T13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5">Finean, </text:span><text:span text:style-name="T66">gueuretçat </text:span><text:span text:style-name="T67">beçala haren alderacotçat-ere </text:span><text:span text:style-name="T58">gobernatuco gara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39">Krajewska, Dorota, Eneko Zuloaga, Ekaitz Santazilia, Borja Ariztimuño, Oxel Uribe-Etxebarria &amp; Urtzi Reguero. 2017. </text:span><text:span text:style-name="T141">Esteve Materraren Do(c)trina Christiana (1617 &amp; 1623): edizioa eta azterketa</text:span><text:span text:style-name="T13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8">Orduan sartcen gara eliçan, eta </text:span><text:span text:style-name="T69">eguiten gara </text:span><text:span text:style-name="T70">gai parabisuco loriaren ardietsteco</text:span></text:p>
          </table:table-cell>
          <table:table-cell table:style-name="ce13" office:value-type="string" calcext:value-type="string">
            <text:p>Materra’s <text:span text:style-name="T54">Doctrina christiana</text:span> (1617)</text:p>
          </table:table-cell>
          <table:table-cell table:style-name="ce12" office:value-type="string" calcext:value-type="string">
            <text:p><text:span text:style-name="T139">Krajewska, Dorota, Eneko Zuloaga, Ekaitz Santazilia, Borja Ariztimuño, Oxel Uribe-Etxebarria &amp; Urtzi Reguero. 2017. </text:span><text:span text:style-name="T141">Esteve Materraren Do(c)trina Christiana (1617 &amp; 1623): edizioa eta azterketa</text:span><text:span text:style-name="T139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6">eguyten diré</text:span> hagñys?</text:p>
          </table:table-cell>
          <table:table-cell table:style-name="ce13" office:value-type="string" calcext:value-type="string">
            <text:p><text:span text:style-name="T12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47">Lakarra, Joseba A. 1999. </text:span><text:span text:style-name="T148">L’Interprect ou traduction du françois, espagol &amp; basque</text:span><text:span text:style-name="T147"> (~ 1620): II. Elkarrizketak. </text:span><text:span text:style-name="T149">International Journal of Basque Linguistics and Philology </text:span><text:span text:style-name="T150">[</text:span><text:span text:style-name="T151">ASJU</text:span><text:span text:style-name="T150">] 33(2). 493</text:span><text:span text:style-name="T152">–</text:span><text:span text:style-name="T150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71">ê naiçenarenganyq eçen </text:span><text:span text:style-name="T72">beguyratoco nais</text:span><text:span text:style-name="T71"> fidatcen ez naiçenarenganyq</text:span></text:p>
          </table:table-cell>
          <table:table-cell table:style-name="ce13" office:value-type="string" calcext:value-type="string">
            <text:p><text:span text:style-name="T12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47">Lakarra, Joseba A. 1999. </text:span><text:span text:style-name="T148">L’Interprect ou traduction du françois, espagol &amp; basque</text:span><text:span text:style-name="T147"> (~ 1620): II. Elkarrizketak. </text:span><text:span text:style-name="T149">International Journal of Basque Linguistics and Philology </text:span><text:span text:style-name="T150">[</text:span><text:span text:style-name="T151">ASJU</text:span><text:span text:style-name="T150">] 33(2). 493</text:span><text:span text:style-name="T152">–</text:span><text:span text:style-name="T150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125">Voltoire’s </text:span><text:span text:style-name="T3">L’Interprect ou traduction du françois, espagnol &amp; basque</text:span><text:span text:style-name="T2"> (1620)</text:span></text:p>
          </table:table-cell>
          <table:table-cell table:style-name="ce12" office:value-type="string" calcext:value-type="string">
            <text:p><text:span text:style-name="T147">Lakarra, Joseba A. 1999. </text:span><text:span text:style-name="T148">L’Interprect ou traduction du françois, espagol &amp; basque</text:span><text:span text:style-name="T147"> (~ 1620): II. Elkarrizketak. </text:span><text:span text:style-name="T149">International Journal of Basque Linguistics and Philology </text:span><text:span text:style-name="T150">[</text:span><text:span text:style-name="T151">ASJU</text:span><text:span text:style-name="T150">] 33(2). 493</text:span><text:span text:style-name="T152">–</text:span><text:span text:style-name="T150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6">mintzatuko diren</text:span> guziak gezurtarazitzeagatik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6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6">ze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6">Zenean mintzatu</text:span>?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6">izatu zen</text:span> Haren bihotza <text:span text:style-name="T6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6">zaio mintzatzen</text:span>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6">mintza zaite</text:span> Eta konsola detzatzu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6">mintzatzen zaio</text:span>, Eta gu gaitu beiratzen</text:p>
          </table:table-cell>
          <table:table-cell table:style-name="ce13" office:value-type="string" calcext:value-type="string">
            <text:p>Gasteluzar’s <text:span text:style-name="T54">Eguia catholicac</text:span> (1636)</text:p>
          </table:table-cell>
          <table:table-cell table:style-name="ce12" office:value-type="string" calcext:value-type="string">
            <text:p>Gasteluzar, Bernard. 1983 [1636]. <text:span text:style-name="T54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Aita prestu ohorezko bat </text:span><text:span text:style-name="T74">hiltzen denean</text:span><text:span text:style-name="T73">, ondotik gelditzen den seme emazurtza, anhitz lekhutan </text:span><text:span text:style-name="T75">da</text:span><text:span text:style-name="T73"> bere aitaren amoreakgatik </text:span><text:span text:style-name="T75">ongi ethorria</text:span><text:span text:style-name="T73"> eta arraiki errezibitu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Aita prestu ohorezko bat </text:span><text:span text:style-name="T74">hiltzen denean</text:span><text:span text:style-name="T73">, ondotik gelditzen den seme emazurtza, anhitz lekhutan </text:span><text:span text:style-name="T75">da</text:span><text:span text:style-name="T73"> bere aitaren amoreakgatik </text:span><text:span text:style-name="T74">ongi ethorria</text:span><text:span text:style-name="T73"> eta </text:span><text:span text:style-name="T75">arraiki errezibitu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6">izatu dira</text:span> bethiere, egundainoz gero, erregez <text:span text:style-name="T6">enplegatuak</text:span>, <text:span text:style-name="T6">estimatuak</text:span>, fin eta leial <text:span text:style-name="T6">frogatuak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54">a</text:span>(<text:span text:style-name="T54">k</text:span>)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Ordea, zeren ezpaitira hamar bat hi tz edo baizen, hunela diferentki eta bi aldetara </text:span><text:span text:style-name="T75">eskiribatzen direnak</text:span><text:span text:style-name="T73">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Baldin </text:span><text:span text:style-name="T75">egin baliz</text:span><text:span text:style-name="T73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Kargatu zituen hanbat manamenduz, sakrifizioz eta zirimonia suertez, hekin batean </text:span><text:span text:style-name="T75">khen zedin</text:span><text:span text:style-name="T73"> hanbat kalteren eta damuren haste eta pitzgarri den alfertasun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Plutarkok egiten du liburu bat, etsaietarik </text:span><text:span text:style-name="T75">atheratzen den</text:span><text:span text:style-name="T73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Arrazoin hunengatik </text:span><text:span text:style-name="T75">erran ahal diteke</text:span><text:span text:style-name="T73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Arrazoin hunengatik </text:span><text:span text:style-name="T74">erran ahal diteke</text:span><text:span text:style-name="T73">, etzuela egundaino gure Jaungoikoak nahi izatu, </text:span><text:span text:style-name="T75">akhaba zekizten</text:span><text:span text:style-name="T73"> Israeleko seme hei bere etsai guztiak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6">Egin da</text:span><text:span text:style-name="T77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6">etzela</text:span> seme hura bere aitaren faboratzera, beharrean ikhusiagatik ere,<text:span text:style-name="T6"> obligatu izanen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Ordea, nola ezpainin tzen neure buruaz fida, </text:span><text:span text:style-name="T75">desenkusatu nintzen</text:span><text:span text:style-name="T73"> ahal bezanbat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Baina alferrik, zeren hain zinez eta batetan </text:span><text:span text:style-name="T75">lothu zeizkidan</text:span><text:span text:style-name="T73">, non ezetz erraiteko bide guztiak hertsi baitzerauzkidaten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Baina ikhusirik zein gauza guti </text:span><text:span text:style-name="T75">edireiten den</text:span><text:span text:style-name="T73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Badakit, halaber, ezin </text:span><text:span text:style-name="T75">heda naitekeiela</text:span><text:span text:style-name="T73"> euskarako minza tze molde guztietar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Zeren ez </text:span><text:span text:style-name="T75">naiz</text:span><text:span text:style-name="T73"> ni hargatik </text:span><text:span text:style-name="T75">bekhaiztuko</text:span><text:span text:style-name="T73">, eta ez mutturturik gaitzez jarriko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Zeren ez </text:span><text:span text:style-name="T75">naiz</text:span><text:span text:style-name="T73"> ni hargatik </text:span><text:span text:style-name="T74">bekhaiztuko</text:span><text:span text:style-name="T73">, eta ez mutturturik gaitzez </text:span><text:span text:style-name="T75">jarriko</text:span><text:span text:style-name="T73">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Zeren nola batbedera bakearekin lohakar tzen, ezansia tzen eta gorpu tzaren plazeretara </text:span><text:span text:style-name="T75">emaiten bait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8">Erran zuen, guztiak desegin, plaundu eta lurrarekin berdindu behar zuela, zeren bere gerla guztiak eta egitekoak hiri hartarik sortzen zeiztela, eta hura deseginez gero, bakean eta soseguan </text:span><text:span text:style-name="T79">jarriko zirel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7">Zeren berehala jendea alferkeriari, jan-edanari, erran- merranei, eta aisiak dakhazkeien gaixtakeria suerte guztiei </text:span><text:span text:style-name="T80">emanen zeiela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6">jarri ziren</text:span> bere ustez bakean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6">begiratu zel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6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6">etzaika</text:span> goroldiorik <text:span text:style-name="T6">lotzen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6">ostatatzen da</text:span> deabru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6">zentzatu nintzen</text:span> bertzeren gainean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6">manaia bedi</text:span>, eta halatan izanen du bere eta bertzeren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6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6"> jartzen da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6">baratzen da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6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6">gobernatzen diren</text:span> erleak elkharren artean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6">emaiten da</text:span> aditzera zenbat kalte egiten duen luzamendutan ibiltzeak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81">Bigarrenean kidatzen </text:span><text:span text:style-name="T82">da</text:span><text:span text:style-name="T81">, eta </text:span><text:span text:style-name="T82">aitzinatzen</text:span><text:span text:style-name="T81">, luzamenduak utzirik, berehala bere eginbideari lothu nahi zaikan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6">egin zait</text:span> niri ere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Eta kolpea hu ts egin bada ere, </text:span><text:span text:style-name="T75">eztela</text:span><text:span text:style-name="T73"> zure faltaz edo zu hartako ez gai izanez </text:span><text:span text:style-name="T75">huts egin</text:span><text:span text:style-name="T73">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Zer ere </text:span><text:span text:style-name="T75">eskiribatuko baita</text:span><text:span text:style-name="T73"> euskaraz, hura guztia, euskaldunen buruzagi bezala, zuri dagotzula, zuri </text:span><text:span text:style-name="T74">zor zaitzul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Zer ere </text:span><text:span text:style-name="T74">eskiribatuko baita</text:span><text:span text:style-name="T73"> euskaraz, hura guztia, euskaldunen buruzagi bezala, zuri dagotzula, zuri </text:span><text:span text:style-name="T75">zor zaitzul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83">Ediren bedi</text:span><text:span text:style-name="T73"> liburutto hunetan, Echaus eta Echausen omena eta izen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Konpainia berean galdegin zen berehala, ea nori </text:span><text:span text:style-name="T75">emanen zeikan</text:span><text:span text:style-name="T73"> liburuaren egiteko kargu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Baina ikhusirik zein gauza guti </text:span><text:span text:style-name="T75">edireiten den</text:span><text:span text:style-name="T73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Enseiukarrean bezala </text:span><text:span text:style-name="T75">egiten diren</text:span><text:span text:style-name="T73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6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6">egiten den </text:span>liburuaren lehen parte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Pilare, harroin edo thonba laur kantoinetako gora ail txatu batzuk, </text:span><text:span text:style-name="T75">egin ahal zitezkeien</text:span><text:span text:style-name="T73"> gorenak, ondoan zabal eta puntan mehar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54">ahal</text:span> + izan +<text:span text:style-name="T54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Baina etsaien artean garenean, </text:span><text:span text:style-name="T75">behar dira</text:span><text:span text:style-name="T73"> buru-beharriak </text:span><text:span text:style-name="T75">ernatu</text:span><text:span text:style-name="T73">, zer egiten eta erraiten den behatu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54">behar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6">egin baledi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6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6">erraiten zela</text:span> ezen alferra zel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6">edireiten zela</text:span> ez aithortzeagatik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6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6">emaiten zaitza</text:span> eskuak trabailatzeko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6">erabiltzen dena</text:span>?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6">etzaika</text:span> zerrenik <text:span text:style-name="T6">egiten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6">ikhasten da</text:span> gaizki egiten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6">ediren eztitekeienik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84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85">hersten zaiztel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54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6">hersten</text:span> eta <text:span text:style-name="T6">idekitzen da</text:span>, aise alde batera eta bertzera erabiltzen d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6">erabiltzen da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Aita prestu ohorezko bat </text:span><text:span text:style-name="T75">hiltzen denean</text:span><text:span text:style-name="T73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Pisistrato Atenasko tirano gaixto hark ikhusi zuenean plaza guztia jende alferrez bethea, eta hetarik anhi tz malizia eta pensu gaixto </text:span><text:span text:style-name="T75">sor zitekeiela</text:span><text:span text:style-name="T73">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7">Erran zuen, guztiak desegin, plaundu eta lurrarekin berdindu behar zuela, zeren bere gerla guztiak eta egitekoak hiri hartarik </text:span><text:span text:style-name="T80">sortzen zeiztela</text:span><text:span text:style-name="T86">, eta hura deseginez gero, bakean eta soseguan jarriko zirel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6">sorthuko zeiela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6">sortzen da</text:span> trabailuko, eta hegaztina aireko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6">bethatzen garen</text:span>?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6">sor liteke</text:span> bihi hura, buztan liteke, belhar bihur liteke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6">bihur liteke</text:span>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6">sortzen den</text:span> gerotik gerora ibiltze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6">fintzen direl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6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54">izan</text:span> + -<text:span text:style-name="T54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6">bethetzen diren</text:span> bezala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6">sortzen baitira</text:span> gaixtakeriak 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6">gelditzen da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Bai, ordea, joan zara; lekhuz </text:span><text:span text:style-name="T75">aldatu zara</text:span><text:span text:style-name="T73">; hemengo aldia egin duzu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Zeren anhitz moldez eta diferentki </text:span><text:span text:style-name="T75">minzatzen baitira</text:span><text:span text:style-name="T73"> Euskal Herrian 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73">Hari eskerrak errenda ia tzo tzu, eta nitzaz ere othoitz egiteaz, arren othoi, </text:span><text:span text:style-name="T75">orhoit zaitezi</text:span></text:p>
          </table:table-cell>
          <table:table-cell table:style-name="ce64" office:value-type="string" calcext:value-type="string">
            <text:p><text:span text:style-name="T126">Axular’s </text:span><text:span text:style-name="T127">Gero</text:span><text:span text:style-name="T128"> (1643)</text:span></text:p>
          </table:table-cell>
          <table:table-cell table:style-name="ce12" office:value-type="string" calcext:value-type="string">
            <text:p>Urgell, Blanca. 2015. <text:span text:style-name="T54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87">Emaztearen gaitzez </text:span><text:span text:style-name="T88">xikira zedina </text:span><text:span text:style-name="T87">adarreki </text:span><text:span text:style-name="T88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table:style-name="ce11" office:value-type="string" calcext:value-type="string">
            <text:p><text:span text:style-name="T153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89">Emaztearen gaitzez </text:span><text:span text:style-name="T90">xikira zedina </text:span><text:span text:style-name="T89">adarreki </text:span><text:span text:style-name="T90">ehortz zedi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9">Oihenart, Arnaud. 2003 </text:span><text:span text:style-name="T136">[1657]</text:span><text:span text:style-name="T135">. </text:span><text:span text:style-name="T137">Euskal atsotitzak eta neurtitzak</text:span><text:span text:style-name="T1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9">Oihenart, Arnaud. 2003 </text:span><text:span text:style-name="T136">[1657]</text:span><text:span text:style-name="T135">. </text:span><text:span text:style-name="T137">Euskal atsotitzak eta neurtitzak</text:span><text:span text:style-name="T1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9">Oihenart, Arnaud. 2003 </text:span><text:span text:style-name="T136">[1657]</text:span><text:span text:style-name="T135">. </text:span><text:span text:style-name="T137">Euskal atsotitzak eta neurtitzak</text:span><text:span text:style-name="T1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6">da enganatu</text:span> edo doha enganatzera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9">Oihenart, Arnaud. 2003 </text:span><text:span text:style-name="T136">[1657]</text:span><text:span text:style-name="T135">. </text:span><text:span text:style-name="T137">Euskal atsotitzak eta neurtitzak</text:span><text:span text:style-name="T1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6">etzen xuxentu</text:span> da zuhatza makur azken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9">Oihenart, Arnaud. 2003 </text:span><text:span text:style-name="T136">[1657]</text:span><text:span text:style-name="T135">. </text:span><text:span text:style-name="T137">Euskal atsotitzak eta neurtitzak</text:span><text:span text:style-name="T1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6">Eztate</text:span> ungi <text:span text:style-name="T6">zerbitzatu</text:span> bere mainatareki nahi duena dostatu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39">Oihenart, Arnaud. 2003 </text:span><text:span text:style-name="T136">[1657]</text:span><text:span text:style-name="T135">. </text:span><text:span text:style-name="T137">Euskal atsotitzak eta neurtitzak</text:span><text:span text:style-name="T1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6">begira adi</text:span> nola asaiet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3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6">gomenda bedi</text:span> urte gaitzari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3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6">Eznun mintzatzen</text:span></text:p>
          </table:table-cell>
          <table:table-cell table:style-name="ce8" office:value-type="string" calcext:value-type="string">
            <text:p>Oihenart’s <text:span text:style-name="T54">Euskal atsotitzak eta neurtitzak</text:span> (1657)</text:p>
          </table:table-cell>
          <table:table-cell office:value-type="string" calcext:value-type="string">
            <text:p><text:span text:style-name="T153">Oihenart, Arnaud. 2003 </text:span><text:span text:style-name="T154">[1657]</text:span><text:span text:style-name="T153">. </text:span><text:span text:style-name="T155">Euskal atsotitzak eta neurtitzak</text:span><text:span text:style-name="T156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6">mintzatzen baita</text:span></text:p>
          </table:table-cell>
          <table:table-cell table:style-name="ce8" office:value-type="string" calcext:value-type="string">
            <text:p>Pouvreau’s <text:span text:style-name="T54">Brief works</text:span> (1859)</text:p>
          </table:table-cell>
          <table:table-cell office:value-type="string" calcext:value-type="string">
            <text:p>Pouvreau, Sylvain. 1892 [1659]. <text:span text:style-name="T54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6">Den</text:span> Kristina <text:span text:style-name="T6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54">Deboten brebiarioa</text:span> (1665)</text:p>
          </table:table-cell>
          <table:table-cell office:value-type="string" calcext:value-type="string">
            <text:p>Argainaratz, Pierre. 1910 [1665]. <text:span text:style-name="T54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6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129">Tartas’ </text:span><text:span text:style-name="T130">Onsa hilceco bidia</text:span><text:span text:style-name="T13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4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6">mintzatzen balira</text:span> bezala</text:p>
          </table:table-cell>
          <table:table-cell table:style-name="ce46" office:value-type="string" calcext:value-type="string">
            <text:p><text:span text:style-name="T129">Tartas’ </text:span><text:span text:style-name="T130">Onsa hilceco bidia</text:span><text:span text:style-name="T13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4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6">mintzatu zen</text:span> Erregiari gisa huntan</text:p>
          </table:table-cell>
          <table:table-cell table:style-name="ce46" office:value-type="string" calcext:value-type="string">
            <text:p><text:span text:style-name="T129">Tartas’ </text:span><text:span text:style-name="T130">Onsa hilceco bidia</text:span><text:span text:style-name="T13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4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6">mintzatu zela</text:span> Errege hari gisa huntan</text:p>
          </table:table-cell>
          <table:table-cell table:style-name="ce46" office:value-type="string" calcext:value-type="string">
            <text:p><text:span text:style-name="T129">Tartas’ </text:span><text:span text:style-name="T130">Onsa hilceco bidia</text:span><text:span text:style-name="T13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4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6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129">Tartas’ </text:span><text:span text:style-name="T130">Onsa hilceco bidia</text:span><text:span text:style-name="T131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143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6">mintzatuko </text:span><text:span text:style-name="T12">othe</text:span><text:span text:style-name="T6"> natzaio</text:span> ene Iaunari?</text:p>
          </table:table-cell>
          <table:table-cell table:style-name="ce46" office:value-type="string" calcext:value-type="string">
            <text:p>Pouvreau’s <text:span text:style-name="T54">Iesus-Christen imitacionea</text:span> (1669)</text:p>
          </table:table-cell>
          <table:table-cell table:style-name="ce12" office:value-type="string" calcext:value-type="string">
            <text:p>Pouvreau, Sylvain. 1669. <text:span text:style-name="T54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91">Amor, ni </text:span><text:span text:style-name="T92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4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89">Escuara, eta escualdunac </text:span><text:span text:style-name="T90">mespreciatuac</text:span><text:span text:style-name="T89">, eta </text:span><text:span text:style-name="T90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4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89">Verthutea deitcen da verthute, ceren bere indarrez</text:span><text:span text:style-name="T7"> […] </text:span><text:span text:style-name="T93">ezbaita bentçutua </text:span><text:span text:style-name="T94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4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95">Consolatcen naiz</text:span><text:span text:style-name="T91">, ceren iduritcen baitçait asqui eguin dudala bederen ondocoei perfecinorateco</text:span><text:span text:style-name="T92"> </text:span><text:span text:style-name="T91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4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54">izan </text:span><text:span text:style-name="T13">+ -</text:span><text:span text:style-name="T54">te</text:span><text:span text:style-name="T13">/-</text:span><text:span text:style-name="T54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95">Sarthu cen </text:span><text:span text:style-name="T91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4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89">Guerla hunetan </text:span><text:span text:style-name="T90">hil ciren </text:span><text:span text:style-name="T89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143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style-name="ce13" table:number-columns-repeated="16373"/>
        </table:table-row>
        <table:table-row table:style-name="ro1">
          <table:table-cell table:style-name="ce23" office:value-type="string" calcext:value-type="string">
            <text:p><text:span text:style-name="T96">Acusatcen naiz </text:span><text:span text:style-name="T64">seigarren mandamentuan, pecatu eguin dedala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7">Ciñatcen</text:span><text:span text:style-name="T62">, eta </text:span><text:span text:style-name="T63">santiguatcen gueradenean </text:span><text:span text:style-name="T64">confessatcen ditugu gueure fedè santuco mysterioaetan principalenac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Jesu-Christo bera, ceña </text:span><text:span text:style-name="T63">ofrecitcen zayon</text:span><text:span text:style-name="T99"> </text:span><text:span text:style-name="T100">altare santuan bere aita eternoari gueure remedioraco, crutce santuan </text:span><text:span text:style-name="T101">ofrecitu citzaion </text:span><text:span text:style-name="T100">becela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02">Jesu-Christo bera, ceña </text:span><text:span text:style-name="T103">ofrecitcen zayon </text:span><text:span text:style-name="T104">altare santuan bere aita eternoari gueure remedioraco, crutce santuan </text:span><text:span text:style-name="T105">ofrecitu citzaion</text:span><text:span text:style-name="T106"> </text:span><text:span text:style-name="T107">becela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62">Culpaz eduqui baceban ignorantcia, </text:span><text:span text:style-name="T63">eztcebala disculpatu </text:span><text:span text:style-name="T64">ignorantcia orrec culpa içatetic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62">Bere pecatuaz </text:span><text:span text:style-name="T63">alabatu </text:span><text:span text:style-name="T64">ote </text:span><text:span text:style-name="T63">dan </text:span><text:span text:style-name="T64">iñoren aurrean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Bere vorondatez </text:span><text:span text:style-name="T108">loitu</text:span><text:span text:style-name="T109"> ote </text:span><text:span text:style-name="T108">dan</text:span><text:span text:style-name="T109">, edo procuratu ote deban </text:span><text:span text:style-name="T101">bere burua </text:span><text:span text:style-name="T100">loitcea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62">Eta fiatu ote dan jaungoicoaren misericordian, sinisturic </text:span><text:span text:style-name="T63">salvatuco dala </text:span><text:span text:style-name="T64">aren medioz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10">Explicatcen naiz </text:span><text:span text:style-name="T111">clarecia gueiagoraco exemplo onequin</text:span></text:p>
          </table:table-cell>
          <table:table-cell office:value-type="string" calcext:value-type="string">
            <text:p><text:span text:style-name="T132">Otxoa de Arin’s </text:span><text:span text:style-name="T133">Doctrina christianaren explicacioa</text:span><text:span text:style-name="T134"> (1713)</text:span></text:p>
          </table:table-cell>
          <table:table-cell table:style-name="ce9" office:value-type="string" calcext:value-type="string">
            <text:p><text:span text:style-name="T157">Otxoa de Arin, Joseph. 1902 </text:span><text:span text:style-name="T158">[1713]. </text:span><text:span text:style-name="T159">Doctrina christianaren explicacioa</text:span><text:span text:style-name="T158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11">Ni </text:span><text:span text:style-name="T112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54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13">Beira zaite </text:span><text:span text:style-name="T114">ispilu andian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60">Elizalde, Francisco. 1735. </text:span><text:span text:style-name="T161">Apezendaco dotrina christiana uscáras</text:span><text:span text:style-name="T16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115">icusico zara </text:span><text:span text:style-name="T87">len becala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60">Elizalde, Francisco. 1735. </text:span><text:span text:style-name="T161">Apezendaco dotrina christiana uscáras</text:span><text:span text:style-name="T16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6">acompañatzen dire</text:span></text:p>
          </table:table-cell>
          <table:table-cell table:style-name="ce13" office:value-type="string" calcext:value-type="string">
            <text:p>Elizalde’s <text:span text:style-name="T54">Dotrina christiana</text:span> (1735)</text:p>
          </table:table-cell>
          <table:table-cell table:style-name="ce9" office:value-type="string" calcext:value-type="string">
            <text:p><text:span text:style-name="T160">Elizalde, Francisco. 1735. </text:span><text:span text:style-name="T161">Apezendaco dotrina christiana uscáras</text:span><text:span text:style-name="T162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11">Erreguetan deusugu Andrea, borondate andi euqui ebanagaiti, </text:span><text:span text:style-name="T112">ofrezietan zala </text:span><text:span text:style-name="T111">gugaiti artuten eriozea</text:span></text:p>
          </table:table-cell>
          <table:table-cell office:value-type="string" calcext:value-type="string">
            <text:p>Diego de Urkizu’s <text:span text:style-name="T54">Liburu</text:span> <text:span text:style-name="T54">Virgina Santissimien Errosario Santuena</text:span> (1737)</text:p>
          </table:table-cell>
          <table:table-cell table:style-name="ce9" office:value-type="string" calcext:value-type="string">
            <text:p><text:span text:style-name="T163">Urkizu, Diego de. 1737. </text:span><text:span text:style-name="T164">Virgina Santissimien Errosario Santuena</text:span><text:span text:style-name="T165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16">Señale au ceñatuten dala da </text:span><text:span text:style-name="T105">santiguetan dala </text:span><text:span text:style-name="T117">ondo</text:span></text:p>
          </table:table-cell>
          <table:table-cell table:style-name="ce13" office:value-type="string" calcext:value-type="string">
            <text:p><text:span text:style-name="T125">Arzadun’s </text:span><text:span text:style-name="T3">Doctrina cristianeen esplicacinoa</text:span><text:span text:style-name="T2"> (1738)</text:span></text:p>
          </table:table-cell>
          <table:table-cell table:style-name="ce9" office:value-type="string" calcext:value-type="string">
            <text:p>Arzadun, Martin. 1738. <text:span text:style-name="T54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10">Othoiztua naiz</text:span><text:span text:style-name="T111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54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18">Eçteçaçula gogorki trata, tentacioniaç </text:span><text:span text:style-name="T112">atacatu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19">Eci eçta bere buria goratcen diana pheretchatu, bena bai </text:span><text:span text:style-name="T120">Jincouaç gora </text:span><text:span text:style-name="T121">eçarri den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122">cira</text:span><text:span text:style-name="T34"> eguiaçki </text:span><text:span text:style-name="T123">nitçaç</text:span><text:span text:style-name="T121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54">a</text:span> + <text:span text:style-name="T54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21">garhaitu içaten d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54">izan</text:span> (participle) + <text:span text:style-name="T54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115">beguira cite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54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6">emaiten beitcira</text:span></text:p>
          </table:table-cell>
          <table:table-cell table:style-name="ce13" office:value-type="string" calcext:value-type="string">
            <text:p>Maister’s <text:span text:style-name="T54">Jesü Kristen imitazionea</text:span> (1757)</text:p>
          </table:table-cell>
          <table:table-cell table:style-name="ce9" office:value-type="string" calcext:value-type="string">
            <text:p>Maister, Martin. 1757. <text:span text:style-name="T54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54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4)</text:p>
          </table:table-cell>
          <table:table-cell table:number-columns-repeated="16383"/>
        </table:table-row>
        <table:table-row table:style-name="ro1" table:number-rows-repeated="10483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" svg:font-family="Times, Times" style:font-family-generic="roman"/>
    <style:font-face style:name="Times New Roman" svg:font-family="'Times New Roman'" style:font-adornments="Lodia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family-generic="roman"/>
    <style:font-face style:name="Times New Roman3" svg:font-family="'Times New Roman'" style:font-family-generic="roman" style:font-pitch="variable"/>
    <style:font-face style:name="TimesNewRomanPS-BoldItalicMT" svg:font-family="TimesNewRomanPS-BoldItalicMT"/>
    <style:font-face style:name="TimesNewRomanPS-ItalicMT" svg:font-family="TimesNewRomanPS-Italic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0-04T20:42:50.947000000</dc:date>
    <meta:editing-duration>PT16H15M2S</meta:editing-duration>
    <meta:editing-cycles>354</meta:editing-cycles>
    <meta:generator>LibreOffice/7.5.2.2$Windows_X86_64 LibreOffice_project/53bb9681a964705cf672590721dbc85eb4d0c3a2</meta:generator>
    <meta:document-statistic meta:table-count="1" meta:cell-count="2940" meta:object-count="0"/>
  </office:meta>
</office:document-meta>
</file>